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T1" style:family="text">
      <style:text-properties fo:color="#0033b3" style:font-name="JetBrains Mono" fo:font-size="27pt" fo:font-style="normal" fo:font-weight="normal" style:font-size-asian="27pt" style:font-style-asian="normal" style:font-weight-asian="normal"/>
    </style:style>
    <style:style style:name="T2" style:family="text">
      <style:text-properties fo:color="#080808" style:font-name="JetBrains Mono" fo:font-size="27pt" fo:font-style="normal" fo:font-weight="normal" style:font-size-asian="27pt" style:font-style-asian="normal" style:font-weight-asian="normal"/>
    </style:style>
    <style:style style:name="T3" style:family="text">
      <style:text-properties fo:color="#008080" style:font-name="JetBrains Mono" fo:font-size="27pt" fo:font-style="normal" fo:font-weight="bold" style:font-size-asian="27pt" style:font-style-asian="normal" style:font-weight-asian="bold"/>
    </style:style>
    <style:style style:name="T4" style:family="text">
      <style:text-properties fo:color="#8c8c8c" style:font-name="JetBrains Mono" fo:font-size="27pt" fo:font-style="italic" fo:font-weight="normal" style:font-size-asian="27pt" style:font-style-asian="italic" style:font-weight-asian="normal"/>
    </style:style>
    <style:style style:name="T5" style:family="text">
      <style:text-properties fo:color="#1750eb" style:font-name="JetBrains Mono" fo:font-size="27pt" fo:font-style="normal" fo:font-weight="normal" style:font-size-asian="27pt" style:font-style-asian="normal" style:font-weight-asian="normal"/>
    </style:style>
    <style:style style:name="T6" style:family="text">
      <style:text-properties fo:color="#000080" style:font-name="JetBrains Mono" fo:font-size="27pt" fo:font-style="normal" fo:font-weight="normal" style:font-size-asian="27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 </text:span><text:span text:style-name="T2">tkinter </text:span><text:span text:style-name="T1">import </text:span><text:span text:style-name="T2">*</text:span><text:line-break/><text:span text:style-name="T1">from </text:span><text:span text:style-name="T2">tkinter </text:span><text:span text:style-name="T1">import </text:span><text:span text:style-name="T2">messagebox</text:span><text:line-break/><text:line-break/><text:span text:style-name="T2">root=Tk()</text:span><text:line-break/><text:span text:style-name="T2">root.title(</text:span><text:span text:style-name="T3">"StudentNo:0001026026086"</text:span><text:span text:style-name="T2">)</text:span><text:line-break/><text:span text:style-name="T2">root.geometry(</text:span><text:span text:style-name="T3">"600x500"</text:span><text:span text:style-name="T2">)</text:span><text:line-break/><text:span text:style-name="T2">root.configure(background=</text:span><text:span text:style-name="T3">"#DF4A44"</text:span><text:span text:style-name="T2">)</text:span><text:line-break/><text:line-break/><text:line-break/><text:span text:style-name="T4">#Parent class of influenza and cancer classes</text:span><text:line-break/><text:span text:style-name="T1">class </text:span><text:span text:style-name="T2">sick:</text:span><text:line-break/><text:span text:style-name="T2"> <text:s text:c="3"/></text:span><text:span text:style-name="T1">def </text:span><text:span text:style-name="T2">__init__(self):</text:span><text:line-break/><text:span text:style-name="T2"> <text:s text:c="3"/></text:span><text:span text:style-name="T4">#The labels</text:span><text:line-break/><text:span text:style-name="T4"> <text:s text:c="7"/></text:span><text:span text:style-name="T2">sickness_code = Label(root, text=</text:span><text:span text:style-name="T3">"Sickness Code:"</text:span><text:span text:style-name="T2">, background=</text:span><text:span text:style-name="T3">"#DF4A44"</text:span><text:span text:style-name="T2">, font=</text:span><text:span text:style-name="T3">"Bold"</text:span><text:span text:style-name="T2">)</text:span><text:line-break/><text:span text:style-name="T2"> <text:s text:c="7"/>sickness_code.place(x=</text:span><text:span text:style-name="T5">25</text:span><text:span text:style-name="T2">, y=</text:span><text:span text:style-name="T5">150</text:span><text:span text:style-name="T2">, anchor=</text:span><text:span text:style-name="T3">"w"</text:span><text:span text:style-name="T2">)</text:span><text:line-break/><text:line-break/><text:span text:style-name="T2"> <text:s text:c="7"/>treatment_duration = Label(root, text=</text:span><text:span text:style-name="T3">"Duration of </text:span><text:soft-page-break/><text:span text:style-name="T3">Treatment:"</text:span><text:span text:style-name="T2">, background=</text:span><text:span text:style-name="T3">"#DF4A44"</text:span><text:span text:style-name="T2">, font=</text:span><text:span text:style-name="T3">"Bold"</text:span><text:span text:style-name="T2">)</text:span><text:line-break/><text:span text:style-name="T2"> <text:s text:c="7"/>treatment_duration.place(x=</text:span><text:span text:style-name="T5">25</text:span><text:span text:style-name="T2">, y=</text:span><text:span text:style-name="T5">200</text:span><text:span text:style-name="T2">, anchor=</text:span><text:span text:style-name="T3">"w"</text:span><text:span text:style-name="T2">)</text:span><text:line-break/><text:line-break/><text:span text:style-name="T2"> <text:s text:c="7"/>duration_unit = Label(root, text=</text:span><text:span text:style-name="T3">"Weeks/Months"</text:span><text:span text:style-name="T2">, background=</text:span><text:span text:style-name="T3">"#DF4A44"</text:span><text:span text:style-name="T2">, font=</text:span><text:span text:style-name="T3">"Bold"</text:span><text:span text:style-name="T2">)</text:span><text:line-break/><text:span text:style-name="T2"> <text:s text:c="7"/>duration_unit.place(x=</text:span><text:span text:style-name="T5">390</text:span><text:span text:style-name="T2">, y=</text:span><text:span text:style-name="T5">188</text:span><text:span text:style-name="T2">)</text:span><text:line-break/><text:line-break/><text:span text:style-name="T2"> <text:s text:c="7"/>doc_prac_num = Label(root, text=</text:span><text:span text:style-name="T3">"Doctor's Practice Number:"</text:span><text:span text:style-name="T2">, background=</text:span><text:span text:style-name="T3">"#DF4A44"</text:span><text:span text:style-name="T2">, font=</text:span><text:span text:style-name="T3">"Bold"</text:span><text:span text:style-name="T2">)</text:span><text:line-break/><text:span text:style-name="T2"> <text:s text:c="7"/>doc_prac_num.place(x=</text:span><text:span text:style-name="T5">25</text:span><text:span text:style-name="T2">, y=</text:span><text:span text:style-name="T5">250</text:span><text:span text:style-name="T2">, anchor=</text:span><text:span text:style-name="T3">"w"</text:span><text:span text:style-name="T2">)</text:span><text:line-break/><text:line-break/><text:span text:style-name="T2"> <text:s text:c="7"/>fee = Label(root, text=</text:span><text:span text:style-name="T3">"Scan/Consultation Fee:"</text:span><text:span text:style-name="T2">, </text:span><text:soft-page-break/><text:span text:style-name="T2">background=</text:span><text:span text:style-name="T3">"#DF4A44"</text:span><text:span text:style-name="T2">, font=</text:span><text:span text:style-name="T3">"Bold"</text:span><text:span text:style-name="T2">)</text:span><text:line-break/><text:span text:style-name="T2"> <text:s text:c="7"/>fee.place(x=</text:span><text:span text:style-name="T5">25</text:span><text:span text:style-name="T2">, y=</text:span><text:span text:style-name="T5">300</text:span><text:span text:style-name="T2">, anchor=</text:span><text:span text:style-name="T3">"w"</text:span><text:span text:style-name="T2">)</text:span><text:line-break/><text:line-break/><text:span text:style-name="T2"> <text:s text:c="7"/>amount_paid_label = Label(root, text=</text:span><text:span text:style-name="T3">"Amount paid for treatment:"</text:span><text:span text:style-name="T2">, background=</text:span><text:span text:style-name="T3">"#EC1339"</text:span><text:span text:style-name="T2">)</text:span><text:line-break/><text:span text:style-name="T2"> <text:s text:c="7"/>amount_paid_label.place(x=</text:span><text:span text:style-name="T5">25</text:span><text:span text:style-name="T2">, y=</text:span><text:span text:style-name="T5">400</text:span><text:span text:style-name="T2">)</text:span><text:line-break/><text:line-break/><text:span text:style-name="T2"> <text:s text:c="7"/></text:span><text:span text:style-name="T4"># Creating the entry boxes</text:span><text:line-break/><text:span text:style-name="T4"> <text:s text:c="7"/></text:span><text:span text:style-name="T2">self.sick_id = Entry(root)</text:span><text:line-break/><text:span text:style-name="T2"> <text:s text:c="7"/>self.duration = Entry(root, width=</text:span><text:span text:style-name="T5">10</text:span><text:span text:style-name="T2">)</text:span><text:line-break/><text:span text:style-name="T2"> <text:s text:c="7"/>self.doc_id = Entry(root)</text:span><text:line-break/><text:span text:style-name="T2"> <text:s text:c="7"/>self.scan_or_consult = Entry(root)</text:span><text:line-break/><text:line-break/><text:span text:style-name="T2"> <text:s text:c="7"/>self.sick_id.place(x=</text:span><text:span text:style-name="T5">300</text:span><text:span text:style-name="T2">, y=</text:span><text:span text:style-name="T5">135</text:span><text:span text:style-name="T2">)</text:span><text:line-break/><text:span text:style-name="T2"> <text:s text:c="7"/>self.duration.place(x=</text:span><text:span text:style-name="T5">300</text:span><text:span text:style-name="T2">, </text:span><text:soft-page-break/><text:span text:style-name="T2">y=</text:span><text:span text:style-name="T5">185</text:span><text:span text:style-name="T2">)</text:span><text:line-break/><text:span text:style-name="T2"> <text:s text:c="7"/>self.doc_id.place(x=</text:span><text:span text:style-name="T5">300</text:span><text:span text:style-name="T2">, y=</text:span><text:span text:style-name="T5">235</text:span><text:span text:style-name="T2">)</text:span><text:line-break/><text:span text:style-name="T2"> <text:s text:c="7"/>self.scan_or_consult.place(x=</text:span><text:span text:style-name="T5">300</text:span><text:span text:style-name="T2">, y=</text:span><text:span text:style-name="T5">285</text:span><text:span text:style-name="T2">)</text:span><text:line-break/><text:line-break/><text:span text:style-name="T2"> <text:s text:c="7"/></text:span><text:span text:style-name="T4">#radiobuttons</text:span><text:line-break/><text:span text:style-name="T4"> <text:s text:c="7"/></text:span><text:span text:style-name="T2">self.v = IntVar()</text:span><text:line-break/><text:span text:style-name="T2"> <text:s text:c="7"/>cancer_radio = Radiobutton(root, text=</text:span><text:span text:style-name="T3">"Cancer"</text:span><text:span text:style-name="T2">, variable=self.v, background=</text:span><text:span text:style-name="T3">"#DF4A44"</text:span><text:span text:style-name="T2">, value=</text:span><text:span text:style-name="T5">1</text:span><text:span text:style-name="T2">)</text:span><text:line-break/><text:span text:style-name="T2"> <text:s text:c="7"/>influenza_radio = Radiobutton(root, text=</text:span><text:span text:style-name="T3">"Influenza"</text:span><text:span text:style-name="T2">, variable=self.v, background=</text:span><text:span text:style-name="T3">"#DF4A44"</text:span><text:span text:style-name="T2">, value=</text:span><text:span text:style-name="T5">2</text:span><text:span text:style-name="T2">)</text:span><text:line-break/><text:line-break/><text:span text:style-name="T2"> <text:s text:c="7"/>cancer_radio.place(x=</text:span><text:span text:style-name="T5">20</text:span><text:span text:style-name="T2">, y=</text:span><text:span text:style-name="T5">330</text:span><text:span text:style-name="T2">)</text:span><text:line-break/><text:span text:style-name="T2"> <text:s text:c="7"/>influenza_radio.place(x=</text:span><text:span text:style-name="T5">20</text:span><text:span text:style-name="T2">, y=</text:span><text:span text:style-name="T5">360</text:span><text:span text:style-name="T2">)</text:span><text:line-break/><text:soft-page-break/><text:line-break/><text:span text:style-name="T2"> <text:s text:c="7"/></text:span><text:span text:style-name="T4">#calculate, clear and exit buttons</text:span><text:line-break/><text:line-break/><text:span text:style-name="T4"> <text:s text:c="7"/></text:span><text:span text:style-name="T1">def </text:span><text:span text:style-name="T2">calculate():</text:span><text:line-break/><text:span text:style-name="T2"> <text:s text:c="11"/></text:span><text:span text:style-name="T4">#This function is to redirect the calculation based on the radio button selected</text:span><text:line-break/><text:span text:style-name="T4"> <text:s text:c="11"/></text:span><text:span text:style-name="T2">radio =self.v.get()</text:span><text:line-break/><text:span text:style-name="T2"> <text:s text:c="11"/></text:span><text:span text:style-name="T1">if </text:span><text:span text:style-name="T2">radio == </text:span><text:span text:style-name="T5">1</text:span><text:span text:style-name="T2">:</text:span><text:line-break/><text:span text:style-name="T2"> <text:s text:c="15"/>can = cancer(self.scan_or_consult.get())</text:span><text:line-break/><text:line-break/><text:span text:style-name="T2"> <text:s text:c="11"/></text:span><text:span text:style-name="T1">elif </text:span><text:span text:style-name="T2">radio == </text:span><text:span text:style-name="T5">2</text:span><text:span text:style-name="T2">:</text:span><text:line-break/><text:span text:style-name="T2"> <text:s text:c="15"/>flu = influenza(self.scan_or_consult.get())</text:span><text:line-break/><text:line-break/><text:span text:style-name="T2"> <text:s text:c="7"/>calc_btn = Button(root, text=</text:span><text:span text:style-name="T3">"Calculate"</text:span><text:span text:style-name="T2">, background=</text:span><text:span text:style-name="T3">"#B53D4B"</text:span><text:span text:style-name="T2">, command=calculate)</text:span><text:line-break/><text:span text:style-name="T2"> <text:s text:c="7"/>calc_btn.place(x=</text:span><text:span text:style-name="T5">25</text:span><text:span text:style-name="T2">, y=</text:span><text:span text:style-name="T5">450</text:span><text:span text:style-name="T2">)</text:span><text:line-break/><text:line-break/><text:line-break/><text:span text:style-name="T2"> <text:s text:c="7"/></text:span><text:span text:style-name="T1">def </text:span><text:span text:style-name="T2">clear(): </text:span><text:span text:style-name="T4">#This function </text:span><text:soft-page-break/><text:span text:style-name="T4">clears entry fields</text:span><text:line-break/><text:span text:style-name="T4"> <text:s text:c="11"/></text:span><text:span text:style-name="T2">self.sick_id.delete(</text:span><text:span text:style-name="T5">0</text:span><text:span text:style-name="T2">, </text:span><text:span text:style-name="T3">'end'</text:span><text:span text:style-name="T2">)</text:span><text:line-break/><text:span text:style-name="T2"> <text:s text:c="11"/>self.duration.delete(</text:span><text:span text:style-name="T5">0</text:span><text:span text:style-name="T2">, </text:span><text:span text:style-name="T3">'end'</text:span><text:span text:style-name="T2">)</text:span><text:line-break/><text:span text:style-name="T2"> <text:s text:c="11"/>self.doc_id.delete(</text:span><text:span text:style-name="T5">0</text:span><text:span text:style-name="T2">, </text:span><text:span text:style-name="T3">'end'</text:span><text:span text:style-name="T2">)</text:span><text:line-break/><text:span text:style-name="T2"> <text:s text:c="11"/>self.scan_or_consult.delete(</text:span><text:span text:style-name="T5">0</text:span><text:span text:style-name="T2">, </text:span><text:span text:style-name="T3">'end'</text:span><text:span text:style-name="T2">)</text:span><text:line-break/><text:line-break/><text:span text:style-name="T2"> <text:s text:c="7"/>clear_btn = Button(root, text=</text:span><text:span text:style-name="T3">"Clear"</text:span><text:span text:style-name="T2">, background=</text:span><text:span text:style-name="T3">"#B53D4B"</text:span><text:span text:style-name="T2">, command=clear)</text:span><text:line-break/><text:span text:style-name="T2"> <text:s text:c="7"/>clear_btn.place(x=</text:span><text:span text:style-name="T5">225</text:span><text:span text:style-name="T2">, y=</text:span><text:span text:style-name="T5">450</text:span><text:span text:style-name="T2">)</text:span><text:line-break/><text:line-break/><text:span text:style-name="T2"> <text:s text:c="3"/></text:span><text:span text:style-name="T4">#Child of sick class for cancer calculation and display</text:span><text:line-break/><text:span text:style-name="T1">class </text:span><text:span text:style-name="T2">cancer(sick):</text:span><text:line-break/><text:line-break/><text:span text:style-name="T2"> <text:s text:c="3"/></text:span><text:span text:style-name="T1">def </text:span><text:span text:style-name="T2">__init__(self, scan):</text:span><text:line-break/><text:span text:style-name="T2"> <text:s text:c="7"/>amount_paid_display = Label(root, text=</text:span><text:span text:style-name="T3">""</text:span><text:span text:style-name="T2">)</text:span><text:line-break/><text:span text:style-name="T2"> <text:s text:c="7"/></text:span><text:soft-page-break/><text:span text:style-name="T2">amount_paid_display.place(x=</text:span><text:span text:style-name="T5">225</text:span><text:span text:style-name="T2">, y=</text:span><text:span text:style-name="T5">400</text:span><text:span text:style-name="T2">)</text:span><text:line-break/><text:span text:style-name="T2"> <text:s text:c="7"/>medication = </text:span><text:span text:style-name="T5">400</text:span><text:line-break/><text:span text:style-name="T5"> <text:s text:c="7"/></text:span><text:span text:style-name="T2">self.scan = scan</text:span><text:line-break/><text:line-break/><text:span text:style-name="T2"> <text:s text:c="7"/></text:span><text:span text:style-name="T1">if </text:span><text:span text:style-name="T2">float(scan) &gt; </text:span><text:span text:style-name="T5">600</text:span><text:span text:style-name="T2">:</text:span><text:line-break/><text:span text:style-name="T2"> <text:s text:c="11"/>messagebox.showinfo(</text:span><text:span text:style-name="T3">""</text:span><text:span text:style-name="T2">, </text:span><text:span text:style-name="T3">"Sorry we cannot treat you"</text:span><text:span text:style-name="T2">)</text:span><text:line-break/><text:span text:style-name="T2"> <text:s text:c="7"/></text:span><text:span text:style-name="T1">else</text:span><text:span text:style-name="T2">:</text:span><text:line-break/><text:span text:style-name="T2"> <text:s text:c="11"/>amount_paid = float(scan) + medication</text:span><text:line-break/><text:span text:style-name="T2"> <text:s text:c="11"/>amount_paid_display.config(text=</text:span><text:span text:style-name="T3">"R"</text:span><text:span text:style-name="T2">+str(round(amount_paid, </text:span><text:span text:style-name="T5">4</text:span><text:span text:style-name="T2">)))</text:span><text:line-break/><text:line-break/><text:span text:style-name="T2"> <text:s text:c="3"/></text:span><text:span text:style-name="T4">#Child of sick class for influenza calculation and display</text:span><text:line-break/><text:span text:style-name="T1">class </text:span><text:span text:style-name="T2">influenza(sick):</text:span><text:line-break/><text:line-break/><text:span text:style-name="T2"> <text:s text:c="3"/></text:span><text:span text:style-name="T1">def </text:span><text:span text:style-name="T2">__init__(self, consult):</text:span><text:line-break/><text:span text:style-name="T2"> <text:s text:c="7"/>x = StringVar()</text:span><text:line-break/><text:span text:style-name="T2"> <text:s text:c="7"/>amount_paid_display = Label(root, textvariable=x)</text:span><text:line-break/><text:span text:style-name="T2"> <text:s text:c="7"/></text:span><text:soft-page-break/><text:span text:style-name="T2">amount_paid_display.place(x=</text:span><text:span text:style-name="T5">225</text:span><text:span text:style-name="T2">, y=</text:span><text:span text:style-name="T5">400</text:span><text:span text:style-name="T2">)</text:span><text:line-break/><text:span text:style-name="T2"> <text:s text:c="7"/>medication = </text:span><text:span text:style-name="T5">350.50</text:span><text:line-break/><text:span text:style-name="T5"> <text:s text:c="7"/></text:span><text:span text:style-name="T2">self.consult = consult</text:span><text:line-break/><text:span text:style-name="T2"> <text:s text:c="7"/>consult = float(consult)</text:span><text:line-break/><text:line-break/><text:span text:style-name="T2"> <text:s text:c="7"/></text:span><text:span text:style-name="T1">if </text:span><text:span text:style-name="T2">consult &gt; </text:span><text:span text:style-name="T5">600</text:span><text:span text:style-name="T2">:</text:span><text:line-break/><text:span text:style-name="T2"> <text:s text:c="11"/>consult = </text:span><text:span text:style-name="T5">0.98</text:span><text:span text:style-name="T2">*consult</text:span><text:line-break/><text:span text:style-name="T2"> <text:s text:c="11"/>amount_paid = </text:span><text:span text:style-name="T6">float</text:span><text:span text:style-name="T2">(consult) + medication</text:span><text:line-break/><text:span text:style-name="T2"> <text:s text:c="11"/>x.set(</text:span><text:span text:style-name="T3">"R"</text:span><text:span text:style-name="T2">+str(round(amount_paid, </text:span><text:span text:style-name="T5">2</text:span><text:span text:style-name="T2">))+</text:span><text:span text:style-name="T3">""</text:span><text:span text:style-name="T2">)</text:span><text:line-break/><text:span text:style-name="T2"> <text:s text:c="7"/></text:span><text:span text:style-name="T1">else</text:span><text:span text:style-name="T2">:</text:span><text:line-break/><text:span text:style-name="T2"> <text:s text:c="11"/>amount_paid = float(consult) + medication</text:span><text:line-break/><text:span text:style-name="T2"> <text:s text:c="11"/>x.set(</text:span><text:span text:style-name="T3">"R"</text:span><text:span text:style-name="T2">+str(round(amount_paid, </text:span><text:span text:style-name="T5">2</text:span><text:span text:style-name="T2">))+</text:span><text:span text:style-name="T3">""</text:span><text:span text:style-name="T2">)</text:span><text:line-break/><text:line-break/><text:span text:style-name="T2"> <text:s text:c="3"/>exit_btn = Button(root, text=</text:span><text:span text:style-name="T3">"Exit"</text:span><text:span text:style-name="T2">, background=</text:span><text:span text:style-name="T3">"#B53D4B"</text:span><text:span text:style-name="T2">, command=root.destroy).place(x=</text:span><text:span text:style-name="T5">4</text:span><text:soft-page-break/><text:span text:style-name="T5">25</text:span><text:span text:style-name="T2">, y=</text:span><text:span text:style-name="T5">450</text:span><text:span text:style-name="T2">)</text:span><text:line-break/><text:line-break/><text:span text:style-name="T4">#tkinter stuff creating window</text:span><text:line-break/><text:line-break/><text:span text:style-name="T2">app = sick()</text:span><text:line-break/><text:line-break/><text:span text:style-name="T2">root.mainloop(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5:10:26.793360544</meta:creation-date>
    <dc:date>2020-11-05T15:10:50.514376314</dc:date>
    <meta:editing-duration>PT24S</meta:editing-duration>
    <meta:editing-cycles>1</meta:editing-cycles>
    <meta:document-statistic meta:table-count="0" meta:image-count="0" meta:object-count="0" meta:page-count="9" meta:paragraph-count="1" meta:word-count="313" meta:character-count="4015" meta:non-whitespace-character-count="3038"/>
    <meta:generator>LibreOffice/6.4.2.2$Linux_X86_64 LibreOffice_project/40$Build-2</meta:generator>
  </office:meta>
</office:document-meta>
</file>